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5" style:family="text">
      <style:text-properties style:font-name="Arial" style:font-name-complex="Arial"/>
    </style:style>
    <style:style style:name="T46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2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54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7" style:family="text">
      <style:text-properties style:font-name="Arial" fo:letter-spacing="0.0138in" style:text-underline-style="none" fo:font-weight="bold" style:font-weight-asian="bold"/>
    </style:style>
    <style:style style:name="T58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9" style:family="text">
      <style:text-properties style:font-name="Arial" style:text-underline-style="none" fo:font-weight="normal" style:font-weight-asian="normal" style:font-weight-complex="normal"/>
    </style:style>
    <style:style style:name="T60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61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A<text:tab/></text:span><text:span text:style-name="T38">Дата проверки: </text:span><text:span text:style-name="T43"><text:s/></text:span><text:span text:style-name="T48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5">Диапазон измерения мощности </text:span><text:span text:style-name="T41">индивидуальной эквивал</text:span><text:span text:style-name="T45">ентной дозы (МД):</text:span></text:p>
      <text:p text:style-name="P10"><text:span text:style-name="T42">0.1</text:span><text:span text:style-name="T46"> </text:span><text:span text:style-name="T42">мк</text:span><text:span text:style-name="T46">Зв/ч – </text:span><text:span text:style-name="T47">0.1</text:span><text:span text:style-name="T46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4">±</text:span><text:span text:style-name="T55">(</text:span><text:span text:style-name="T54">15</text:span><text:span text:style-name="T55">+</text:span><text:span text:style-name="T58">0</text:span><text:span text:style-name="T55">,</text:span><text:span text:style-name="T30">0015</text:span><text:span text:style-name="T28">/</text:span><text:span text:style-name="T29">Ḣ</text:span><text:span text:style-name="T31"> </text:span><text:span text:style-name="T17">p</text:span><text:span text:style-name="T55">(10)+</text:span><text:span text:style-name="T58">0,005</text:span><text:span text:style-name="T60">·</text:span><text:span text:style-name="T56">Ḣ </text:span><text:span text:style-name="T17">p</text:span><text:span text:style-name="T55">(10)</text:span><text:span text:style-name="T58">)</text:span><text:span text:style-name="T54">%</text:span><text:span text:style-name="T57">, </text:span><text:span text:style-name="T59">где <text:s/></text:span><text:span text:style-name="T51">Ḣ</text:span><text:span text:style-name="T61"> </text:span><text:span text:style-name="T18">р</text:span><text:span text:style-name="T52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50">- <text:s/></text:span><text:span text:style-name="T45">Температура окружающего воздуха<text:tab/><text:tab/><text:tab/>+</text:span><text:span text:style-name="T50">$temp</text:span><text:span text:style-name="T45"> °</text:span><text:span text:style-name="T50">C</text:span></text:p>
      <text:p text:style-name="P38"><text:span text:style-name="T50">- <text:s/></text:span><text:span text:style-name="T45">Атмосферное давление<text:tab/><text:tab/><text:tab/><text:tab/>98,5 </text:span><text:span text:style-name="T50">kPa</text:span></text:p>
      <text:p text:style-name="P38"><text:span text:style-name="T50">- <text:s/></text:span><text:span text:style-name="T45">Относительная влажность воздуха<text:tab/><text:tab/><text:tab/></text:span><text:span text:style-name="T50">$vlag</text:span><text:span text:style-name="T45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3:36:25.86</dc:date>
    <meta:editing-duration>P3DT7H39M2S</meta:editing-duration>
    <meta:editing-cycles>399</meta:editing-cycles>
    <meta:generator>OpenOffice/4.1.6$Win32 OpenOffice.org_project/416m1$Build-9790</meta:generator>
    <meta:document-statistic meta:table-count="25" meta:image-count="0" meta:object-count="1" meta:page-count="7" meta:paragraph-count="1188" meta:word-count="2120" meta:character-count="15672"/>
  </office:meta>
</office:document-meta>
</file>